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91in"/>
    </style:style>
    <style:style style:name="co2" style:family="table-column">
      <style:table-column-properties fo:break-before="auto" style:column-width="1.5193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Technical_20_specifications">
      <style:table-properties table:display="true" style:writing-mode="lr-tb"/>
    </style:style>
    <style:style style:name="ta2" style:family="table" style:master-page-name="PageStyle_5f_ShashChessStandard_20_Solved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fo:background-color="#008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chnical specific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hreads number</text:p>
          </table:table-cell>
          <table:table-cell table:style-name="ce1"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pu(Mhz)</text:p>
          </table:table-cell>
          <table:table-cell table:style-name="ce1" office:value-type="string" calcext:value-type="string">
            <text:p>3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sh size (MB)</text:p>
          </table:table-cell>
          <table:table-cell table:style-name="ce1" office:value-type="string" calcext:value-type="string">
            <text:p>40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zygy</text:p>
          </table:table-cell>
          <table:table-cell table:style-name="ce1" office:value-type="string" calcext:value-type="string">
            <text:p>no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shChessStandard Solved" table:style-name="ta2">
        <office:forms form:automatic-focus="false" form:apply-design-mode="false"/>
        <table:table-column table:style-name="co1" table:default-cell-style-name="Default"/>
        <table:table-column table:style-name="co3" table:number-columns-repeated="1023" table:default-cell-style-name="Default"/>
        <table:table-row table:style-name="ro1">
          <table:table-cell table:style-name="ce2" office:value-type="string" calcext:value-type="string">
            <text:p>Qf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f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f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g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h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b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b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g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c4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h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h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f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d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c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b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f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8=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b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f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h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b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f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e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g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g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e2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6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d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d6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c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a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e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b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e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d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xe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xh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h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f8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e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d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6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e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f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d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g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f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xh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d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h2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a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f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g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c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c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a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d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c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a3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f6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h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h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4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f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h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f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b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c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b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d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g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h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2f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d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xe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c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d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f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f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d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d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g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f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e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h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a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f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e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f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d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e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e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h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e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xg3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b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g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f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d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c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h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d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xe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b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c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c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b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3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f3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f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a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b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c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f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f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c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b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h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xh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e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d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a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d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fe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c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f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a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xb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f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a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g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g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f2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4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c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xf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c8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xb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c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xc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h5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b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d3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d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h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f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f8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b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e5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g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f3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c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d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c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a1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4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b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h6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e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xe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d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hf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d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6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gc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c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a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g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a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b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g4+</text:p>
          </table:table-cell>
          <table:table-cell table:number-columns-repeated="1023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otal epds number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ce1" office:value-type="string" calcext:value-type="string" table:number-columns-spanned="2" table:number-rows-spanned="1">
            <text:p>Stockfish 16</text:p>
          </table:table-cell>
          <table:covered-table-cell/>
          <table:table-cell office:value-type="string" calcext:value-type="string" table:number-columns-spanned="2" table:number-rows-spanned="1">
            <text:p>ShashChess MCTS1</text:p>
          </table:table-cell>
          <table:covered-table-cell/>
          <table:table-cell office:value-type="string" calcext:value-type="string" table:number-columns-spanned="2" table:number-rows-spanned="1">
            <text:p>ShashChess MCTS2</text:p>
          </table:table-cell>
          <table:covered-table-cell/>
          <table:table-cell office:value-type="string" calcext:value-type="string" table:number-columns-spanned="2" table:number-rows-spanned="1">
            <text:p>ShashChess MCTS3</text:p>
          </table:table-cell>
          <table:covered-table-cell/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epds number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44%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43%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39%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38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high Tal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48%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49%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45%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40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high middle T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7%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middle T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middle low T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0%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0%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0%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0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low T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caos Tal Capablanc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30%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32%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37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Capablanca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42%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42%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33%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31%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Total solved caos Capablanca Petrosia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7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low Petrosi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low middle Petrosi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middle Petrosi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middle high Petrosi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tal solved high Petrosia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44%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52%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32%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6%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chnical_20_specifications" style:display-name="PageStyle_Technical specific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ashChessStandard_20_Solved" style:display-name="PageStyle_ShashChessStandard Solve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08:49:02</meta:creation-date>
    <meta:initial-creator>Apache POI</meta:initial-creator>
    <meta:generator>LibreOffice/7.3.7.2$Linux_X86_64 LibreOffice_project/30$Build-2</meta:generator>
    <dc:date>2023-10-19T21:08:43.998590722</dc:date>
    <meta:editing-duration>PT7M46S</meta:editing-duration>
    <meta:editing-cycles>1</meta:editing-cycles>
    <meta:document-statistic meta:table-count="3" meta:cell-count="398" meta:object-count="0"/>
  </office:meta>
</office:document-meta>
</file>